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4pt" fo:language="ru" fo:country="RU" style:font-size-asian="14pt" style:font-size-complex="14pt"/>
    </style:style>
    <style:style style:name="P3" style:family="paragraph" style:parent-style-name="Standard">
      <style:text-properties fo:font-size="14pt" fo:language="ru" fo:country="RU" officeooo:paragraph-rsid="001dcdcf" style:font-size-asian="14pt" style:font-size-complex="14pt"/>
    </style:style>
    <style:style style:name="P4" style:family="paragraph" style:parent-style-name="Standard">
      <style:text-properties fo:language="ru" fo:country="RU"/>
    </style:style>
    <style:style style:name="T1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T и другие манипуляции адресами</text:p>
      <text:p text:style-name="P4"/>
      <text:p text:style-name="P4"><text:tab/><text:span text:style-name="T1">Особую проблему при организации коллективного доступа в Internet</text:span></text:p>
      <text:p text:style-name="P2">представляет собой «невидимость» приватных адресов.</text:p>
      <text:p text:style-name="P2"><text:tab/>Первоначально задачу можно сформулировать так: требуется, чтобы несколько пользовательских станций из внутренней подсети могли совместно пользоваться одним публичным адресом.</text:p>
      <text:p text:style-name="P2"><text:tab/>NAT (Network Address Translation) -- наиболее общий стандарт (RFC 3032 плюс RFC 2663), решающий задачу путем прозрачной подмены адресов на</text:p>
      <text:p text:style-name="P2">маршрутизаторах.</text:p>
      <text:p text:style-name="P2"><text:tab/>Обобщенный алгоритм работы IP NAT:</text:p>
      <text:p text:style-name="P2"><text:tab/>1. Клиент передает пакет прокси с поддержкой NAT.</text:p>
      <text:p text:style-name="P2"><text:tab/>2. Прокси запоминает IP-адрес назначения, IP-адрес источника, подставляет в качестве IP-адреса источника свой адрес и передает пакет серверу, запрашиваемому клиентом.</text:p>
      <text:p text:style-name="P2"><text:tab/>3. После получения ответного пакета от сервера выполняются обратные</text:p>
      <text:p text:style-name="P2">преобразования на основе запомненной информации.</text:p>
      <text:p text:style-name="P2"><text:tab/>4. Ответный пакет передается клиенту.</text:p>
      <text:p text:style-name="P2"><text:tab/>Для обеспечения правильности выполнения преобразований строится таблица, то есть NAT работает по табличному принципу.</text:p>
      <text:p text:style-name="P2"><text:tab/>Все реализации NAT, в первую очередь, делят на два типа:</text:p>
      <text:p text:style-name="P2"><text:tab/>1. Статические (static) -- преобразования осуществляется исходя из строгого соответствия пар адресов.</text:p>
      <text:p text:style-name="P2"><text:tab/>2. Динамические (dynamic) -- при преобразованиях адреса' по мере надобности выделяются из пулов по определенным критериям.</text:p>
      <text:p text:style-name="P2"><text:tab/>Наиболее сложной, но и наиболее полноценной формой NAT, позволяющей различать L4-соединения, является PAT (Port Address Translation) -- в дополнение к IP-адресам запоминаются номера программных портов. Согласно терминологии RFCs это называют NAPT (Network Address Port Translation), у Cisco это NAT Overload, но обычно используют аббревиатуру PAT. PAT-дополнение совместимо и со статическим, и с динамическим вариантами NAT.</text:p>
      <text:p text:style-name="P2"><text:tab/>При этом, порты учитываются, но не подменяются -- за исключением</text:p>
      <text:p text:style-name="P2">конфликтных ситуаций, когда пара «замененный IP-адрес источника плюс порт» уже имеется в другой, еще активной, строке таблицы. Конфликт устраняется путем подмены и порта источника, например, на следующий либо случайно сгенерированный (незанятый) порт. Первоначальная постановка задачи предполагает, что подменяется Ipадрес источника (source NAT), но возможна подмена IP-адреса назначения (destination NAT) либо обоих адресов (twice NAT). Первоначальная постановка задачи также предполагает, что приватный</text:p>
      <text:p text:style-name="P2">IP-адрес замещается публичным, но, в общем случае, возможна произвольная</text:p>
      <text:p text:style-name="P3">комбинация.</text:p>
      <text:p text:style-name="P3"><text:tab/>Наконец, первоначальная постановка задачи предполагает, что запросы порождаются клиентами во внутренней сети, но, поскольку «правильная »</text:p>
      <text:p text:style-name="P2"><text:soft-page-break/>NAT-таблица работает в двух направлениях (преобразуются и IP-адреса назначения в ответных пакетах), открыта возможность обслуживания запросов со стороны внешних клиентов (two-way NAT).</text:p>
      <text:p text:style-name="P2"><text:tab/>Так, статический вариант NAT позволяет разместить во внутренней сети сервер и адресовать его из Internet. Более того, статический вариант PAT под названием port forwarding (в системах UNIX port redirecting/port mapping) позволяет перенаправлять запросы из Internet об определенных сервисах на соответствующие отдельные внутренние серверы.</text:p>
      <text:p text:style-name="P2"><text:tab/>Существуют особые реализации NAT -- NAT traversals -- наборы возможностей,позволяющие сетевым приложениям управлять NAT (определять публичный IP-адрес, назначать порты и так далее).</text:p>
      <text:p text:style-name="P2"><text:tab/>На NAT могут накладываться различные ограничения (restricted NAT),</text:p>
      <text:p text:style-name="P2">например, связанные с «происхождением » пакетов. Все варианты NAT совместимы с туннелированием.</text:p>
      <text:p text:style-name="P2"><text:tab/>NAT полностью противоречит идеологии IPv6, поэтому, касательно IPv6, его поддержка не рекомендуется.</text:p>
      <text:p text:style-name="P2"><text:tab/>C NAT связано еще несколько понятий, некоторые из которых можно</text:p>
      <text:p text:style-name="P2">рассматривать как компоненты NAT.</text:p>
      <text:p text:style-name="P2"><text:tab/>Согласно идеологии IPv4, в нормальной ситуации, в течение сеанса работы сетевой интерфейс должен иметь один IP-адрес.</text:p>
      <text:p text:style-name="P2"><text:tab/>Другие манипуляции адресами:</text:p>
      <text:p text:style-name="P2"><text:tab/>Термин IP masquerading (IP-маскарад) обобщенно означает что IP-адрес</text:p>
      <text:p text:style-name="P2">сетевого интерфейса можно менять «на лету». В Linux-трактовке, это комбинация source NAT с динамически назначаемым IP-адресом, на который выполняется замена (заранее неизвестен).</text:p>
      <text:p text:style-name="P2"><text:tab/>Термин IP aliasing (IP-псевдонимы) обобщенно означает что сетевой интерфейс может иметь несколько IP-адресов.</text:p>
      <text:p text:style-name="P2"><text:tab/>В более «приземленной» трактовке, это возможность непосредственного</text:p>
      <text:p text:style-name="P2">присвоения сетевому интерфейсу сразу нескольких IP-адресов из разных подсетей либо из одной подсети.</text:p>
      <text:p text:style-name="P2"><text:tab/>При IP aliasing в UNIX, в отличие от других ОС, на базе аппаратного сетевого интерфейса создают дополнительные, выраженные явно, логические интерфейсы, каждый из которых соответствует отдельной подсети.</text:p>
      <text:p text:style-name="P2"><text:tab/>IP aliasing позволяет на один сегмент «наложить» несколько подсетей без</text:p>
      <text:p text:style-name="P2">разделения на канальном уровне, что не совсем правильно, но часто используется в различных экспериментах (таковые подсети и интерфейсы можно называть частично виртуальными). (Не путать с виланами и подинтерфейсами, которые будут рассмотрены в дальнейшем.)</text:p>
      <text:p text:style-name="P2"><text:tab/>Среди IP-псевдонимов выделяют главный (по аналогии с главным сетевым интерфейсом IP-шлюза). Выделение главного IP-псевдонима позволяет решить проблему выбора адреса источника, если запрос сформирован на самой станции.</text:p>
      <text:p text:style-name="P2"><text:tab/>Экспериментальная комбинация IP aliasing и ICMP redirects известна как</text:p>
      <text:p text:style-name="P2"><text:soft-page-break/>directed ARP (RFC 1433). Это понятие перекликается с понятием directed broadcasts и проявляется при неправильном соотнесением подсетей и сегментов.</text:p>
      <text:p text:style-name="P2"><text:tab/>Directed ARP разрешает формировать ARP-запрос в отношении IP-адреса из другой подсети если обе подсети «наложены » на один сегмент -- на основании маршрутной информации от ARP helpe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15:51:57.972724315</meta:creation-date>
    <dc:date>2023-05-13T15:56:23.558733510</dc:date>
    <meta:editing-duration>PT4M26S</meta:editing-duration>
    <meta:editing-cycles>1</meta:editing-cycles>
    <meta:document-statistic meta:table-count="0" meta:image-count="0" meta:object-count="0" meta:page-count="3" meta:paragraph-count="44" meta:word-count="680" meta:character-count="5387" meta:non-whitespace-character-count="4721"/>
    <meta:generator>LibreOffice/7.3.7.2$Linux_X86_64 LibreOffice_project/30$Build-2</meta:generator>
  </office:meta>
</office:document-meta>
</file>